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officeooo:rsid="00063377" officeooo:paragraph-rsid="00063377"/>
    </style:style>
    <style:style style:name="P3" style:family="paragraph" style:parent-style-name="Standard">
      <style:paragraph-properties fo:margin-left="0cm" fo:margin-right="-0.39cm" fo:margin-top="0cm" fo:margin-bottom="0.212cm" loext:contextual-spacing="true" fo:line-height="110%" fo:text-align="justify" style:justify-single-word="false" fo:orphans="0" fo:widows="0" fo:text-indent="0cm" style:auto-text-indent="false"/>
    </style:style>
    <style:style style:name="P4" style:family="paragraph" style:parent-style-name="Standard" style:list-style-name="WWNum1">
      <style:paragraph-properties fo:margin-left="1.27cm" fo:margin-right="0cm" fo:margin-top="0cm" fo:margin-bottom="0.212cm" loext:contextual-spacing="true" fo:orphans="0" fo:widows="0" fo:text-indent="-0.635cm" style:auto-text-indent="false"/>
    </style:style>
    <style:style style:name="P5" style:family="paragraph" style:parent-style-name="Standard" style:list-style-name="WWNum1">
      <style:paragraph-properties fo:margin-left="1.27cm" fo:margin-right="0cm" fo:margin-top="0cm" fo:margin-bottom="0cm" loext:contextual-spacing="true" fo:orphans="0" fo:widows="0" fo:text-indent="-0.635cm" style:auto-text-indent="false"/>
    </style:style>
    <style:style style:name="P6" style:family="paragraph" style:parent-style-name="Standard">
      <style:paragraph-properties fo:margin-top="0cm" fo:margin-bottom="0.212cm" loext:contextual-spacing="false" fo:orphans="0" fo:widows="0"/>
    </style:style>
    <style:style style:name="P7" style:family="paragraph" style:parent-style-name="Standard">
      <style:paragraph-properties fo:margin-left="1.27cm" fo:margin-right="0cm" fo:margin-top="0cm" fo:margin-bottom="0.212cm" loext:contextual-spacing="false" fo:orphans="0" fo:widows="0" fo:text-indent="0cm" style:auto-text-indent="false"/>
    </style:style>
    <style:style style:name="P8" style:family="paragraph" style:parent-style-name="Standard">
      <style:paragraph-properties fo:margin-left="0cm" fo:margin-right="-1.199cm" fo:line-height="105%" fo:orphans="0" fo:widows="0" fo:text-indent="0cm" style:auto-text-indent="false"/>
    </style:style>
    <style:style style:name="P9" style:family="paragraph" style:parent-style-name="Standard">
      <style:paragraph-properties fo:margin-left="0cm" fo:margin-right="-0.917cm" fo:line-height="108%" fo:text-align="justify" style:justify-single-word="false" fo:orphans="0" fo:widows="0" fo:text-indent="0cm" style:auto-text-indent="fals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Heading_20_1">
      <style:text-properties officeooo:rsid="00063377" officeooo:paragraph-rsid="00063377"/>
    </style:style>
    <style:style style:name="P13" style:family="paragraph" style:parent-style-name="Title" style:master-page-name="Standard">
      <style:paragraph-properties fo:margin-top="0cm" fo:margin-bottom="0.212cm" loext:contextual-spacing="false" style:page-number="1"/>
      <style:text-properties officeooo:rsid="00063377" officeooo:paragraph-rsid="00063377"/>
    </style:style>
    <style:style style:name="P14" style:family="paragraph" style:parent-style-name="Subtitle">
      <style:paragraph-properties fo:margin-top="0cm" fo:margin-bottom="0.212cm" loext:contextual-spacing="false"/>
    </style:style>
    <style:style style:name="T1" style:family="text">
      <style:text-properties style:font-name="Cambria" style:font-name-asian="Cambria1" style:font-name-complex="Cambria1"/>
    </style:style>
    <style:style style:name="T2" style:family="text">
      <style:text-properties style:font-name="Cambria" officeooo:rsid="00063377" style:font-name-asian="Cambria1" style:font-name-complex="Cambria1"/>
    </style:style>
    <style:style style:name="T3" style:family="text">
      <style:text-properties fo:font-size="10pt" style:font-size-asian="10pt" style:font-size-complex="10pt"/>
    </style:style>
    <style:style style:name="T4" style:family="text">
      <style:text-properties fo:color="#0000ff" fo:font-size="10pt" style:font-size-asian="10pt" style:font-size-complex="10pt"/>
    </style:style>
    <style:style style:name="T5" style:family="text">
      <style:text-properties fo:color="#4f81bd" style:font-name="Calibri" fo:font-size="13pt" fo:font-weight="bold" style:font-name-asian="Calibri1" style:font-size-asian="13pt" style:font-weight-asian="bold" style:font-name-complex="Calibri1" style:font-size-complex="13pt"/>
    </style:style>
    <style:style style:name="T6" style:family="text">
      <style:text-properties fo:color="#4f81bd" fo:font-size="13pt" fo:font-weight="bold" style:font-size-asian="13pt" style:font-weight-asian="bold" style:font-size-complex="13pt"/>
    </style:style>
    <style:style style:name="T7" style:family="text">
      <style:text-properties officeooo:rsid="000633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p text:style-name="P13"><text:span text:style-name="T1">Maximilian Wittmann, PhD</text:span></text:p>
      <text:p text:style-name="P14"><text:span text:style-name="T1">&gt; </text:span><text:span text:style-name="T2">Doctor of Computer Science</text:span></text:p>
      <text:p text:style-name="P14"><text:span text:style-name="T1">&gt; </text:span><text:span text:style-name="T2">Bachelor of Computer Science with First Class Honors</text:span></text:p>
      <text:p text:style-name="Standard"><text:span text:style-name="T3">The best way to reach me is at <text:a xlink:type="simple" xlink:href="mailto:damxam@gmail.com?Subject=Your%20CV" text:style-name="Internet_20_link" text:visited-style-name="Visited_20_Internet_20_Link"><text:span text:style-name="Internet_20_link"><text:span text:style-name="T3">damxam@gmail.com</text:span></text:span></text:a>, or through <text:a xlink:type="simple" xlink:href="http://au.linkedin.com/in/maximilianwittmann" text:style-name="Internet_20_link" text:visited-style-name="Visited_20_Internet_20_Link"><text:span text:style-name="Internet_20_link"><text:span text:style-name="T3">LinkedIn</text:span></text:span></text:a></text:span></text:p>
      <text:h text:style-name="Heading_20_1" text:outline-level="1"><text:span text:style-name="T1">Experience</text:span></text:h>
      <text:p text:style-name="P1"><text:soft-page-break/><text:span text:style-name="T5">&gt; May 2017 - Now:<text:line-break/></text:span><text:span text:style-name="T5">Senior Software Engineer @ Premonition</text:span></text:p>
      <text:p text:style-name="Standard"><text:span text:style-name="L1">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span></text:p>
      <text:p text:style-name="P1"><text:soft-page-break/><text:span text:style-name="T5">&gt; March 2016 – May 2017:<text:line-break/></text:span><text:span text:style-name="T5">Senior Software Engineer (Big data) @ CBA</text:span></text:p>
      <text:p text:style-name="Standard"><text:span text:style-name="L1">During my time at CBA I worked on an internal product used to coordinate and transfer large volumes of data from a Hadoop-based big data cluster to internal consumers as part of the bank's ETL pipeline. It was written largely in Scala and built on Cascading / Scalding.
I also worked on a web-based DevOps tool developed to configure the application described earlier. It was written with a Scala backend (using Akka-Http) and a JavaScript frontend (using Angular).</text:span></text:p>
      <text:p text:style-name="P1"><text:soft-page-break/><text:span text:style-name="T5">&gt; October 2014 - Now<text:line-break/></text:span><text:span text:style-name="T5">Software Developer @ Covata Australia</text:span></text:p>
      <text:p text:style-name="Standard"><text:span text:style-name="L1">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
Some highlights:</text:span></text:p>
      <text:list xml:id="list0" text:style-name="L1">
        <text:list-item>
          <text:p text:style-name="P11">Won our spike day for the development of an approach to non-destructively reorganizing data through alternate storage (currently serialization, but optimally use of a NoSQL database) of database views.</text:p>
        </text:list-item>
        <text:list-item>
          <text:p text:style-name="P11">Led the development of our (multi-client RESTful web-API) product's internationalization framework.</text:p>
        </text:list-item>
      </text:list>
      <text:p text:style-name="Standard"><text:span text:style-name="L1"/></text:p>
      <text:p text:style-name="P1"><text:soft-page-break/><text:span text:style-name="T5">&gt; October 2013 - October 2014<text:line-break/></text:span><text:span text:style-name="T5">Graduate Software Developer @ ThoughtWorks Australia</text:span></text:p>
      <text:p text:style-name="Standard"><text:span text:style-name="L1">Employed as part of ThoughtWorks professional services (consulting services) as a software developer. During my year at ThoughtWorks I worked with several clients:</text:span></text:p>
      <text:h text:style-name="Heading_20_1" text:outline-level="1"><text:span text:style-name="T1">Education</text:span></text:h>
      <text:h text:style-name="Heading_20_2" text:outline-level="2"><text:span text:style-name="T7">Doctor of Computer Science @ Macquarie University, Australia</text:span><text:span text:style-name="T1"/></text:h>
      <text:p text:style-name="Standard"><text:span text:style-name="L1">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
    During this time I was also involved in leading practical and tutorial sessions, as well as lecturing as a casual lecturer.</text:span></text:p>
      <text:h text:style-name="Heading_20_2" text:outline-level="2"><text:span text:style-name="T7">Bachelor of Computer Science with Honors (First Class) @ Macquarie University, Australia</text:span><text:span text:style-name="T1"/></text:h>
      <text:p text:style-name="Standard"><text:span text:style-name="L1">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span></text:p>
      <text:p text:style-name="P1"><text:soft-page-break/><text:span text:style-name="T5">&gt; 2001-2005:<text:line-break/></text:span><text:span text:style-name="T5">Bachelor of Computer Science (GPA 3.743 of 4.0) @ Macquarie University, Australia</text:span></text:p>
      <text:p text:style-name="Standard"><text:span text:style-name="L1">Completed my bachelor's degree at Macquarie University. I received letters of commendation for several of the courses I undertook and was involved with several societies such as the Buddhist Society, the Atheist Society, the MU Amnesty branch and Students for Peace and Justice.</text:span></text:p>
      <text:h text:style-name="Heading_20_1" text:outline-level="1"><text:span text:style-name="T1">Skills</text:span></text:h>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Java</text:p>
        </text:list-item>
        <text:list-item>
          <text:p text:style-name="P11">Scala</text:p>
        </text:list-item>
      </text:list>
      <text:p text:style-name="Standard"><text:span text:style-name="L1"/></text:p>
      <text:p text:style-name="Standard"><text:span text:style-name="L1">Proficient (1+ year full-time experience):</text:span></text:p>
      <text:list xml:id="list0" text:style-name="L1">
        <text:list-item>
          <text:p text:style-name="P11">Python</text:p>
        </text:list-item>
        <text:list-item>
          <text:p text:style-name="P11">Javascript</text:p>
        </text:list-item>
        <text:list-item>
          <text:p text:style-name="P11">Html/CSS/Sass</text:p>
        </text:list-item>
        <text:list-item>
          <text:p text:style-name="P11">SQL</text:p>
        </text:list-item>
      </text:list>
      <text:p text:style-name="Standard"><text:span text:style-name="L1"/></text:p>
      <text:p text:style-name="Standard"><text:span text:style-name="L1">Some exposure (I've worked with this before):</text:span></text:p>
      <text:list xml:id="list0" text:style-name="L1">
        <text:list-item>
          <text:p text:style-name="P11">C/C++</text:p>
        </text:list-item>
        <text:list-item>
          <text:p text:style-name="P11">Clojure</text:p>
        </text:list-item>
        <text:list-item>
          <text:p text:style-name="P11">Haskell</text:p>
        </text:list-item>
      </text:list>
      <text:p text:style-name="Standard"><text:span text:style-name="L1"/></text:p>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Git</text:p>
        </text:list-item>
      </text:list>
      <text:p text:style-name="Standard"><text:span text:style-name="L1"/></text:p>
      <text:p text:style-name="Standard"><text:span text:style-name="L1">Proficient (1+ year full-time experience):</text:span></text:p>
      <text:list xml:id="list0" text:style-name="L1">
        <text:list-item>
          <text:p text:style-name="P11">Cascading/Scalding</text:p>
        </text:list-item>
        <text:list-item>
          <text:p text:style-name="P11">AWS</text:p>
        </text:list-item>
        <text:list-item>
          <text:p text:style-name="P11">Http4s</text:p>
        </text:list-item>
        <text:list-item>
          <text:p text:style-name="P11">Play Framework</text:p>
        </text:list-item>
        <text:list-item>
          <text:p text:style-name="P11">Spring</text:p>
        </text:list-item>
        <text:list-item>
          <text:p text:style-name="P11">Angular</text:p>
        </text:list-item>
      </text:list>
      <text:p text:style-name="Standard"><text:span text:style-name="L1"/></text:p>
      <text:p text:style-name="Standard"><text:span text:style-name="L1">Some exposure (I've worked with this before):</text:span></text:p>
      <text:list xml:id="list0" text:style-name="L1">
        <text:list-item>
          <text:p text:style-name="P11">Spark</text:p>
        </text:list-item>
        <text:list-item>
          <text:p text:style-name="P11">Akka</text:p>
        </text:list-item>
        <text:list-item>
          <text:p text:style-name="P11">Ansible</text:p>
        </text:list-item>
      </text:list>
      <text:p text:style-name="Standard"><text:span text:style-name="L1"/></text:p>
      <text:p text:style-name="Standard"><text:span text:style-name="T3">You can also check out my <text:a xlink:type="simple" xlink:href="https://github.com/waxmittmann" text:style-name="Internet_20_link" text:visited-style-name="Visited_20_Internet_20_Link"><text:span text:style-name="Internet_20_link"><text:span text:style-name="T3">GitHub account</text:span></text:span></text:a> to see what kind of things I've been playing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529cm" loext:contextual-spacing="false" fo:keep-together="always" fo:keep-with-next="always"/>
      <style:text-properties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2" style:display-name="ListLabel 22" style:family="text">
      <style:text-properties style:font-name-complex="Arial" style:font-family-complex="Arial" style:font-family-generic-complex="system" style:font-pitch-complex="variable"/>
    </style:style>
    <style:style style:name="ListLabel_20_23" style:display-name="ListLabel 23" style:family="text">
      <style:text-properties style:font-name-complex="Arial" style:font-family-complex="Arial" style:font-family-generic-complex="system" style:font-pitch-complex="variable"/>
    </style:style>
    <style:style style:name="ListLabel_20_24" style:display-name="ListLabel 24" style:family="text">
      <style:text-properties style:font-name-complex="Arial" style:font-family-complex="Arial" style:font-family-generic-complex="system" style:font-pitch-complex="variable"/>
    </style:style>
    <style:style style:name="ListLabel_20_25" style:display-name="ListLabel 25" style:family="text">
      <style:text-properties style:font-name-complex="Arial" style:font-family-complex="Arial" style:font-family-generic-complex="system" style:font-pitch-complex="variable"/>
    </style:style>
    <style:style style:name="ListLabel_20_26" style:display-name="ListLabel 26" style:family="text">
      <style:text-properties style:font-name-complex="Arial" style:font-family-complex="Arial" style:font-family-generic-complex="system" style:font-pitch-complex="variable"/>
    </style:style>
    <style:style style:name="ListLabel_20_27" style:display-name="ListLabel 27" style:family="text">
      <style:text-properties style:font-name-complex="Arial" style:font-family-complex="Arial" style:font-family-generic-complex="system" style:font-pitch-complex="variable"/>
    </style:style>
    <style:style style:name="ListLabel_20_28" style:display-name="ListLabel 28" style:family="text">
      <style:text-properties style:font-name-complex="Arial" style:font-family-complex="Arial" style:font-family-generic-complex="system" style:font-pitch-complex="variable"/>
    </style:style>
    <style:style style:name="ListLabel_20_29" style:display-name="ListLabel 29" style:family="text">
      <style:text-properties style:font-name-complex="Arial" style:font-family-complex="Arial" style:font-family-generic-complex="system" style:font-pitch-complex="variable"/>
    </style:style>
    <style:style style:name="ListLabel_20_30" style:display-name="ListLabel 30" style:family="text">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3" style:num-suffix="o" text:bullet-char="o">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4"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5"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6" style:num-suffix="o" text:bullet-char="o">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7"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8"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9" style:num-suffix="o" text:bullet-char="o">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30"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w</meta:initial-creator>
    <meta:editing-cycles>3</meta:editing-cycles>
    <meta:creation-date>2017-11-12T10:22:00</meta:creation-date>
    <dc:date>2017-12-22T01:15:45.615338476</dc:date>
    <dc:language>en-AU</dc:language>
    <meta:editing-duration>PT16M31S</meta:editing-duration>
    <meta:generator>LibreOffice/5.1.6.2$Linux_X86_64 LibreOffice_project/10m0$Build-2</meta:generator>
    <meta:document-statistic meta:table-count="0" meta:image-count="0" meta:object-count="0" meta:page-count="1" meta:paragraph-count="9" meta:word-count="16" meta:character-count="72" meta:non-whitespace-character-count="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